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5E0000005ECAB8111D544308DD.png" manifest:media-type="image/png"/>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withoutfill">
      <style:graphic-properties svg:stroke-width="0.035cm" svg:stroke-color="#00cc00" draw:marker-start-width="0.252cm" draw:marker-end="Dimension_20_Lines" draw:marker-end-width="0.352cm" draw:fill="none" draw:textarea-vertical-align="middle" fo:padding-top="0.142cm" fo:padding-bottom="0.142cm" fo:padding-left="0.267cm" fo:padding-right="0.267cm"/>
    </style:style>
    <style:style style:name="gr2" style:family="graphic" style:parent-style-name="objectwithoutfill">
      <style:graphic-properties svg:stroke-width="0.035cm" svg:stroke-color="#00cc00" draw:marker-start-width="0.252cm" draw:marker-end="Arrow" draw:marker-end-width="0.352cm" draw:fill="none" draw:textarea-vertical-align="middle" fo:padding-top="0.142cm" fo:padding-bottom="0.142cm" fo:padding-left="0.267cm" fo:padding-right="0.267cm"/>
    </style:style>
    <style:style style:name="gr3" style:family="graphic" style:parent-style-name="objectwithoutfill">
      <style:graphic-properties svg:stroke-width="0.035cm" svg:stroke-color="#660066" draw:marker-start-width="0.252cm" draw:marker-end="Arrow" draw:marker-end-width="0.352cm" draw:fill="none" draw:textarea-vertical-align="middle" fo:padding-top="0.142cm" fo:padding-bottom="0.142cm" fo:padding-left="0.267cm" fo:padding-right="0.267cm"/>
    </style:style>
    <style:style style:name="gr4" style:family="graphic" style:parent-style-name="objectwithoutfill">
      <style:graphic-properties svg:stroke-width="0.035cm" svg:stroke-color="#66ccff" draw:marker-start-width="0.252cm" draw:marker-end="Arrow" draw:marker-end-width="0.352cm" draw:fill="none" draw:textarea-vertical-align="middle" fo:padding-top="0.142cm" fo:padding-bottom="0.142cm" fo:padding-left="0.267cm" fo:padding-right="0.267cm"/>
    </style:style>
    <style:style style:name="gr5" style:family="graphic" style:parent-style-name="objectwithoutfill">
      <style:graphic-properties draw:stroke="dash" draw:stroke-dash="Fine_20_Dashed" draw:fill="none" draw:textarea-vertical-align="middle"/>
    </style:style>
    <style:style style:name="gr6"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 style:family="graphic" style:parent-style-name="standard">
      <style:graphic-properties draw:stroke="none"/>
    </style:style>
    <style:style style:name="gr8"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ffd32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9" style:family="graphic" style:parent-style-name="standard">
      <style:graphic-properties draw:stroke="none" draw:fill-color="#ffd320"/>
    </style:style>
    <style:style style:name="gr10"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9933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1" style:family="graphic" style:parent-style-name="standard">
      <style:graphic-properties draw:stroke="none" draw:fill-color="#9933ff"/>
    </style:style>
    <style:style style:name="gr12"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cc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3" style:family="graphic" style:parent-style-name="standard">
      <style:graphic-properties draw:stroke="none" draw:fill-color="#cc0000"/>
    </style:style>
    <style:style style:name="gr14"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9966"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5" style:family="graphic" style:parent-style-name="standard">
      <style:graphic-properties draw:stroke="none" draw:fill-color="#669966"/>
    </style:style>
    <style:style style:name="gr16" style:family="graphic" style:parent-style-name="standard">
      <style:graphic-properties draw:stroke="none" dr3d:horizontal-segments="4" dr3d:vertical-segments="14" dr3d:close-front="true" dr3d:close-back="true"/>
    </style:style>
    <style:style style:name="gr17" style:family="graphic" style:parent-style-name="standard">
      <style:graphic-properties draw:stroke="none" draw:fill-color="#669966" dr3d:horizontal-segments="4" dr3d:vertical-segments="14" dr3d:close-front="true" dr3d:close-back="true"/>
    </style:style>
    <style:style style:name="gr18" style:family="graphic" style:parent-style-name="standard">
      <style:graphic-properties draw:stroke="none" draw:fill-color="#ffd320" dr3d:horizontal-segments="4" dr3d:vertical-segments="14" dr3d:close-front="true" dr3d:close-back="true"/>
    </style:style>
    <style:style style:name="gr19" style:family="graphic" style:parent-style-name="standard">
      <style:graphic-properties draw:stroke="none" svg:stroke-color="#ffffff" draw:fill="none" draw:fill-color="#ffffff" fo:min-height="0.72cm"/>
    </style:style>
    <style:style style:name="gr20" style:family="graphic" style:parent-style-name="standard">
      <style:graphic-properties draw:stroke="none" svg:stroke-color="#000000" draw:fill="none" draw:fill-color="#ffffff" fo:min-height="0.72cm"/>
    </style:style>
    <style:style style:name="gr21" style:family="graphic" style:parent-style-name="standard">
      <style:graphic-properties draw:stroke="none" svg:stroke-color="#000000" draw:fill="none" draw:fill-color="#ffffff" fo:min-height="0.853cm"/>
    </style:style>
    <style:style style:name="gr22" style:family="graphic" style:parent-style-name="standard">
      <style:graphic-properties draw:stroke="none" svg:stroke-color="#000000" draw:fill="none" draw:fill-color="#ffffff" fo:min-height="0.712cm"/>
    </style:style>
    <style:style style:name="gr23"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00cc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4" style:family="graphic" style:parent-style-name="standard">
      <style:graphic-properties draw:stroke="none" draw:fill-color="#00cc33"/>
    </style:style>
    <style:style style:name="gr25" style:family="graphic" style:parent-style-name="standard">
      <style:graphic-properties draw:stroke="none" svg:stroke-color="#000000" draw:fill="none" fo:min-height="0.784cm"/>
    </style:style>
    <style:style style:name="gr26" style:family="graphic" style:parent-style-name="standard">
      <style:graphic-properties draw:stroke="none" draw:stroke-dash="Dashed_20__28_var_29__20_4" svg:stroke-width="0cm" svg:stroke-color="#000000" draw:marker-start="" draw:marker-start-width="0.2cm" draw:marker-start-center="false" draw:marker-end="" draw:marker-end-width="0.2cm" draw:marker-end-center="false" svg:stroke-opacity="100%" draw:stroke-linejoin="round" svg:stroke-linecap="butt" draw:fill="solid" draw:fill-color="#00cc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7" style:family="graphic" style:parent-style-name="standard">
      <style:graphic-properties draw:stroke="none" svg:stroke-color="#000000" draw:fill-color="#00cc33" dr3d:vertical-segments="97" dr3d:close-front="true" dr3d:close-back="true"/>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none"/>
      <style:text-properties fo:color="#ffffff" fo:font-size="18pt" style:font-size-asian="18pt" style:font-size-complex="18pt"/>
    </style:style>
    <style:style style:name="P4" style:family="paragraph">
      <style:text-properties fo:color="#729fcf" style:font-name="F" fo:font-size="21.2000007629395pt"/>
    </style:style>
    <style:style style:name="P5" style:family="paragraph">
      <style:text-properties fo:color="#669966" style:font-name="F" fo:font-size="21.2000007629395pt"/>
    </style:style>
    <style:style style:name="P6" style:family="paragraph">
      <style:text-properties fo:color="#cc0000" style:font-name="F" fo:font-size="21.2000007629395pt"/>
    </style:style>
    <style:style style:name="P7" style:family="paragraph">
      <style:paragraph-properties fo:margin-left="0cm" fo:margin-right="0cm" fo:text-indent="0cm">
        <style:tab-stops>
          <style:tab-stop style:position="0.7cm"/>
        </style:tab-stops>
      </style:paragraph-properties>
      <style:text-properties fo:color="#729fcf" style:font-name="F" fo:font-size="21.2000007629395pt"/>
    </style:style>
    <style:style style:name="P8" style:family="paragraph">
      <style:text-properties fo:color="#9933ff" style:font-name="F" fo:font-size="21.2000007629395pt"/>
    </style:style>
    <style:style style:name="P9" style:family="paragraph">
      <style:text-properties fo:color="#9933ff" style:font-name="F" fo:font-size="12pt"/>
    </style:style>
    <style:style style:name="P10" style:family="paragraph">
      <style:text-properties style:font-name="F" fo:font-size="21.2000007629395pt"/>
    </style:style>
    <style:style style:name="P11" style:family="paragraph">
      <style:text-properties fo:color="#ffd320" style:font-name="F" fo:font-size="21.2000007629395pt"/>
    </style:style>
    <style:style style:name="T1" style:family="text">
      <style:text-properties fo:color="#ffffff" fo:font-size="18pt" style:font-size-asian="18pt" style:font-size-complex="18pt"/>
    </style:style>
    <style:style style:name="T2" style:family="text">
      <style:text-properties fo:color="#729fcf" fo:font-size="21.2000007629395pt"/>
    </style:style>
    <style:style style:name="T3" style:family="text">
      <style:text-properties fo:color="#669966" fo:font-size="21.2000007629395pt"/>
    </style:style>
    <style:style style:name="T4" style:family="text">
      <style:text-properties fo:color="#9933ff" fo:font-size="12pt"/>
    </style:style>
    <style:style style:name="T5" style:family="text">
      <style:text-properties fo:color="#9933ff" fo:font-size="21.2000007629395pt"/>
    </style:style>
    <style:style style:name="T6" style:family="text">
      <style:text-properties fo:color="#cc0000" fo:font-size="21.2000007629395pt"/>
    </style:style>
    <style:style style:name="T7" style:family="text">
      <style:text-properties fo:color="#ffd320" fo:font-size="21.200000762939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5.905cm" svg:y1="8.992cm" svg:x2="27.069cm" svg:y2="8.992cm">
          <text:p/>
        </draw:line>
        <draw:line draw:style-name="gr2" draw:text-style-name="P1" draw:layer="layout" svg:x1="14.106cm" svg:y1="5.998cm" svg:x2="25.577cm" svg:y2="5.998cm">
          <text:p/>
        </draw:line>
        <draw:line draw:style-name="gr3" draw:text-style-name="P1" draw:layer="layout" svg:x1="26.035cm" svg:y1="8.799cm" svg:x2="26.035cm" svg:y2="6.586cm">
          <text:p/>
        </draw:line>
        <draw:line draw:style-name="gr3" draw:text-style-name="P1" draw:layer="layout" svg:x1="26.035cm" svg:y1="9.262cm" svg:x2="26.035cm" svg:y2="11.379cm">
          <text:p/>
        </draw:line>
        <draw:line draw:style-name="gr2" draw:text-style-name="P1" draw:layer="layout" svg:x1="22.076cm" svg:y1="12.007cm" svg:x2="25.632cm" svg:y2="12.007cm">
          <text:p/>
        </draw:line>
        <draw:line draw:style-name="gr2" draw:text-style-name="P1" draw:layer="layout" svg:x1="22.077cm" svg:y1="9.007cm" svg:x2="25.568cm" svg:y2="8.978cm">
          <text:p/>
        </draw:line>
        <draw:line draw:style-name="gr3" draw:text-style-name="P1" draw:layer="layout" svg:x1="17.919cm" svg:y1="15.058cm" svg:x2="21.693cm" svg:y2="12.575cm">
          <text:p/>
        </draw:line>
        <draw:line draw:style-name="gr2" draw:text-style-name="P1" draw:layer="layout" svg:x1="17.926cm" svg:y1="12.007cm" svg:x2="21.521cm" svg:y2="12.007cm">
          <text:p/>
        </draw:line>
        <draw:line draw:style-name="gr2" draw:text-style-name="P1" draw:layer="layout" svg:x1="14.139cm" svg:y1="12.007cm" svg:x2="17.376cm" svg:y2="12.007cm">
          <text:p/>
        </draw:line>
        <draw:line draw:style-name="gr4" draw:text-style-name="P1" draw:layer="layout" svg:x1="14.042cm" svg:y1="12.138cm" svg:x2="14.042cm" svg:y2="14.699cm">
          <text:p/>
        </draw:line>
        <draw:line draw:style-name="gr2" draw:text-style-name="P1" draw:layer="layout" svg:x1="14.157cm" svg:y1="15.039cm" svg:x2="17.35cm" svg:y2="15.039cm">
          <text:p/>
        </draw:line>
        <draw:line draw:style-name="gr2" draw:text-style-name="P1" draw:layer="layout" svg:x1="18.058cm" svg:y1="18.023cm" svg:x2="21.548cm" svg:y2="18.023cm">
          <text:p/>
        </draw:line>
        <draw:line draw:style-name="gr2" draw:text-style-name="P1" draw:layer="layout" svg:x1="14.089cm" svg:y1="18.023cm" svg:x2="17.656cm" svg:y2="18.023cm">
          <text:p/>
        </draw:line>
        <draw:line draw:style-name="gr2" draw:text-style-name="P1" draw:layer="layout" svg:x1="10.203cm" svg:y1="18.023cm" svg:x2="13.509cm" svg:y2="18.023cm">
          <text:p/>
        </draw:line>
        <draw:line draw:style-name="gr2" draw:text-style-name="P1" draw:layer="layout" svg:x1="10.153cm" svg:y1="12.007cm" svg:x2="13.451cm" svg:y2="12.007cm">
          <text:p/>
        </draw:line>
        <draw:line draw:style-name="gr2" draw:text-style-name="P1" draw:layer="layout" svg:x1="10.22cm" svg:y1="5.998cm" svg:x2="13.397cm" svg:y2="5.998cm">
          <text:p/>
        </draw:line>
        <draw:line draw:style-name="gr4" draw:text-style-name="P1" draw:layer="layout" svg:x1="10.02cm" svg:y1="12.124cm" svg:x2="10.02cm" svg:y2="17.248cm">
          <text:p/>
        </draw:line>
        <draw:line draw:style-name="gr5" draw:text-style-name="P1" draw:layer="layout" svg:x1="8.034cm" svg:y1="1.948cm" svg:x2="8.082cm" svg:y2="19.904cm">
          <text:p/>
        </draw:line>
        <draw:line draw:style-name="gr5" draw:text-style-name="P1" draw:layer="layout" svg:x1="12.026cm" svg:y1="1.972cm" svg:x2="12.051cm" svg:y2="19.928cm">
          <text:p/>
        </draw:line>
        <draw:line draw:style-name="gr5" draw:text-style-name="P1" draw:layer="layout" svg:x1="15.995cm" svg:y1="2.02cm" svg:x2="16.068cm" svg:y2="19.928cm">
          <text:p/>
        </draw:line>
        <draw:line draw:style-name="gr5" draw:text-style-name="P1" draw:layer="layout" svg:x1="20.012cm" svg:y1="2.02cm" svg:x2="20.013cm" svg:y2="19.928cm">
          <text:p/>
        </draw:line>
        <draw:line draw:style-name="gr5" draw:text-style-name="P1" draw:layer="layout" svg:x1="24.005cm" svg:y1="1.948cm" svg:x2="23.981cm" svg:y2="20cm">
          <text:p/>
        </draw:line>
        <draw:line draw:style-name="gr4" draw:text-style-name="P1" draw:layer="layout" svg:x1="10.02cm" svg:y1="6.109cm" svg:x2="10.02cm" svg:y2="11.259cm">
          <text:p/>
        </draw:line>
        <dr3d:scene draw:style-name="gr6" svg:width="0.866cm" svg:height="0.866cm" svg:x="9.587cm" svg:y="5.5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3d:scene draw:style-name="gr8" svg:width="0.866cm" svg:height="0.866cm" svg:x="21.617cm" svg:y="8.55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3d:scene draw:style-name="gr10" svg:width="0.866cm" svg:height="0.866cm" svg:x="13.609cm" svg:y="14.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1" draw:layer="layout"/>
        </dr3d:scene>
        <dr3d:scene draw:style-name="gr12" svg:width="0.866cm" svg:height="0.866cm" svg:x="9.587cm" svg:y="17.5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3" draw:layer="layout"/>
        </dr3d:scene>
        <dr3d:scene draw:style-name="gr14" svg:width="0.866cm" svg:height="0.866cm" svg:x="9.587cm" svg:y="11.57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 draw:layer="layout"/>
        </dr3d:scene>
        <dr3d:scene draw:style-name="gr6" svg:width="0.726cm" svg:height="0.726cm" svg:x="13.679cm" svg:y="5.635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 draw:layer="layout"/>
        </dr3d:scene>
        <dr3d:scene draw:style-name="gr12" svg:width="0.726cm" svg:height="0.726cm" svg:x="13.679cm" svg:y="17.6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2" svg:width="0.726cm" svg:height="0.726cm" svg:x="17.671cm" svg:y="17.6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2" svg:width="0.726cm" svg:height="0.726cm" svg:x="21.687cm" svg:y="17.6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0" svg:width="0.726cm" svg:height="0.726cm" svg:x="17.671cm" svg:y="14.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 draw:layer="layout"/>
        </dr3d:scene>
        <dr3d:scene draw:style-name="gr14" svg:width="0.726cm" svg:height="0.726cm" svg:x="17.671cm" svg:y="11.644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0.726cm" svg:height="0.726cm" svg:x="13.679cm" svg:y="11.644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aw:line draw:style-name="gr4" draw:text-style-name="P1" draw:layer="layout" svg:x1="22.05cm" svg:y1="12.05cm" svg:x2="22.05cm" svg:y2="9.489cm">
          <text:p/>
        </draw:line>
        <draw:line draw:style-name="gr4" draw:text-style-name="P1" draw:layer="layout" svg:x1="10.02cm" svg:y1="3.363cm" svg:x2="10.02cm" svg:y2="5.497cm">
          <text:p/>
        </draw:line>
        <dr3d:scene draw:style-name="gr6" svg:width="0.838cm" svg:height="0.838cm" svg:x="25.616cm" svg:y="5.57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6" draw:layer="layout" svg:viewBox="0 -5000 2500 10000" svg:d="M0 5000l125-500 125-500 250-1000 500-2000 500-2000 500-2000 500-2000h-500-500-500-500-250-250z"/>
        </dr3d:scene>
        <dr3d:scene draw:style-name="gr14" svg:width="0.838cm" svg:height="0.838cm" svg:x="25.616cm" svg:y="11.58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 draw:layer="layout" svg:viewBox="0 -5000 2500 10000" svg:d="M0 5000l125-500 125-500 250-1000 500-2000 500-2000 500-2000 500-2000h-500-500-500-500-250-250z"/>
        </dr3d:scene>
        <dr3d:scene draw:style-name="gr8" svg:width="0.838cm" svg:height="0.838cm" svg:x="25.616cm" svg:y="8.5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5000 2500 10000" svg:d="M0 5000l125-500 125-500 250-1000 500-2000 500-2000 500-2000 500-2000h-500-500-500-500-250-250z"/>
        </dr3d:scene>
        <dr3d:scene draw:style-name="gr14" svg:width="0.838cm" svg:height="0.838cm" svg:x="21.631cm" svg:y="11.58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 draw:layer="layout" svg:viewBox="0 -5000 2500 10000" svg:d="M0 5000l125-500 125-500 250-1000 500-2000 500-2000 500-2000 500-2000h-500-500-500-500-250-250z"/>
        </dr3d:scene>
        <dr3d:scene draw:style-name="gr8" svg:width="5.064cm" svg:height="1.985cm" svg:x="2.081cm" svg:y="8.01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 draw:layer="layout"/>
        </dr3d:scene>
        <dr3d:scene draw:style-name="gr14" svg:width="5.064cm" svg:height="1.985cm" svg:x="2.081cm" svg:y="11.02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2" svg:width="5.064cm" svg:height="1.985cm" svg:x="2.081cm" svg:y="17.00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0" svg:width="5.064cm" svg:height="1.985cm" svg:x="2.081cm" svg:y="14.071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 draw:layer="layout"/>
        </dr3d:scene>
        <dr3d:scene draw:style-name="gr6" svg:width="5.108cm" svg:height="2.05cm" svg:x="2.059cm" svg:y="4.978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 draw:layer="layout"/>
        </dr3d:scene>
        <draw:frame draw:style-name="gr19" draw:text-style-name="P2" draw:layer="layout" svg:width="3.793cm" svg:height="0.97cm" svg:x="2.717cm" svg:y="5.518cm">
          <draw:text-box>
            <text:p>Version 1.0</text:p>
          </draw:text-box>
        </draw:frame>
        <draw:frame draw:style-name="gr20" draw:text-style-name="P2" draw:layer="layout" svg:width="2.909cm" svg:height="0.97cm" svg:x="3.159cm" svg:y="8.524cm">
          <draw:text-box>
            <text:p>Release</text:p>
          </draw:text-box>
        </draw:frame>
        <draw:frame draw:style-name="gr20" draw:text-style-name="P2" draw:layer="layout" svg:width="1.852cm" svg:height="0.97cm" svg:x="3.687cm" svg:y="17.514cm">
          <draw:text-box>
            <text:p>Red</text:p>
          </draw:text-box>
        </draw:frame>
        <draw:frame draw:style-name="gr21" draw:text-style-name="P2" draw:layer="layout" svg:width="4.364cm" svg:height="1.103cm" svg:x="2.431cm" svg:y="11.461cm">
          <draw:text-box>
            <text:p>Development</text:p>
          </draw:text-box>
        </draw:frame>
        <draw:frame draw:style-name="gr22" draw:text-style-name="P2" draw:layer="layout" svg:width="2.469cm" svg:height="0.962cm" svg:x="3.379cm" svg:y="14.582cm">
          <draw:text-box>
            <text:p>Purple</text:p>
          </draw:text-box>
        </draw:frame>
        <dr3d:scene draw:style-name="gr23" svg:width="5.064cm" svg:height="1.985cm" svg:x="2.081cm" svg:y="2.048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4" draw:layer="layout"/>
        </dr3d:scene>
        <draw:frame draw:style-name="gr25" draw:text-style-name="P3" draw:layer="layout" svg:width="2.7cm" svg:height="1.034cm" svg:x="3.263cm" svg:y="2.523cm">
          <draw:text-box>
            <text:p><text:span text:style-name="T1">Master</text:span></text:p>
          </draw:text-box>
        </draw:frame>
        <dr3d:scene draw:style-name="gr26" svg:width="0.939cm" svg:height="1.034cm" svg:x="9.551cm" svg:y="2.547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7"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aw:line draw:style-name="gr5" draw:text-style-name="P1" draw:layer="layout" svg:x1="27.959cm" svg:y1="20cm" svg:x2="27.958cm" svg:y2="1.948cm">
          <text:p/>
        </draw:line>
        <draw:line draw:style-name="gr2" draw:text-style-name="P1" draw:layer="layout" svg:x1="26.138cm" svg:y1="5.998cm" svg:x2="27.934cm" svg:y2="5.998cm">
          <text:p/>
        </draw:line>
        <draw:line draw:style-name="gr2" draw:text-style-name="P1" draw:layer="layout" svg:x1="26.066cm" svg:y1="12.019cm" svg:x2="27.883cm" svg:y2="11.995cm">
          <text:p/>
        </draw:line>
        <officeooo:annotation svg:x="9.821cm" svg:y="4.198cm">
          <dc:date>2017-03-04T22:09:52</dc:date>
          <text:p>Task:</text:p>
          <text:p>Version 1.0 branched from master.</text:p>
          <text:p>Master frozen.</text:p>
          <text:p/>
          <text:p>Commands:</text:p>
          <text:p text:style-name="P4"><text:s text:c="4"/>git checkout -b Version_1.0 master</text:p>
          <text:p text:style-name="P4"><text:s text:c="4"/>git branch --edit-description <text:s/>Version_1.0</text:p>
          <text:p text:style-name="P4"><text:s text:c="4"/>git push -u origin Version_1.0</text:p>
        </officeooo:annotation>
        <officeooo:annotation svg:x="9.82cm" svg:y="9.947cm">
          <dc:date>2017-03-04T22:10:21</dc:date>
          <text:p>Task:</text:p>
          <text:p>Development branched from Version 1.0.</text:p>
          <text:p/>
          <text:p>Commands:</text:p>
          <text:p text:style-name="P5"><text:s text:c="4"/>git checkout -b Development Version_1.0 </text:p>
          <text:p text:style-name="P5"><text:s text:c="4"/>git branch --edit-description <text:s/>Development</text:p>
          <text:p text:style-name="P5"><text:s text:c="4"/>git push -u origin Development</text:p>
        </officeooo:annotation>
        <officeooo:annotation svg:x="9.821cm" svg:y="15.978cm">
          <dc:date>2017-03-04T22:10:45</dc:date>
          <text:p>Task:</text:p>
          <text:p>Red_Feature branched from Development</text:p>
          <text:p/>
          <text:p>Commands:</text:p>
          <text:p text:style-name="P6"><text:s text:c="4"/>git checkout -b Red_Feature Version_1.0</text:p>
          <text:p text:style-name="P6"><text:s text:c="4"/>git branch --edit-description <text:s/>Red_Feature</text:p>
          <text:p text:style-name="P6"><text:s text:c="4"/>git push -u origin Red_Feature</text:p>
        </officeooo:annotation>
        <officeooo:annotation svg:x="12.338cm" svg:y="5.775cm">
          <dc:date>2017-03-04T22:11:07</dc:date>
          <text:p>Task:</text:p>
          <text:p>Version 1.0 updated.</text:p>
          <text:p/>
          <text:p>Commands:</text:p>
          <text:p text:style-name="P4"><text:span text:style-name="T2"><text:s text:c="4"/></text:span><text:span text:style-name="T2">git checkout Version_1.0</text:span></text:p>
          <text:p text:style-name="P7"><text:span text:style-name="T2"><text:tab/></text:span><text:span text:style-name="T2">vi initializr/robots.txt</text:span></text:p>
          <text:p text:style-name="P7"><text:span text:style-name="T2"><text:tab/></text:span><text:span text:style-name="T2">git commit -am "Section 2 - Step 4: Updating initializr/robots.txt"</text:span></text:p>
          <text:p text:style-name="P7"><text:span text:style-name="T2"><text:tab/></text:span><text:span text:style-name="T2">git push</text:span></text:p>
        </officeooo:annotation>
        <officeooo:annotation svg:x="12.415cm" svg:y="11.728cm">
          <dc:date>2017-03-04T22:11:23</dc:date>
          <text:p>Task:</text:p>
          <text:p>Development updated.</text:p>
          <text:p/>
          <text:p>Commands:</text:p>
          <text:p text:style-name="P5"><text:span text:style-name="T3"><text:s text:c="4"/></text:span><text:span text:style-name="T3">git checkout Development </text:span></text:p>
          <text:p text:style-name="P5"><text:span text:style-name="T3"><text:s text:c="4"/></text:span><text:span text:style-name="T3">vi Features/New_Dev.URL</text:span></text:p>
          <text:p text:style-name="P5"><text:span text:style-name="T3"><text:s text:c="4"/></text:span><text:span text:style-name="T3">git add Features/New_Dev.URL</text:span></text:p>
          <text:p text:style-name="P5"><text:span text:style-name="T3"><text:s text:c="4"/></text:span><text:span text:style-name="T3">git commit -m "Section 2 - Step 5: Creating Features/New_Dev.URL"</text:span></text:p>
          <text:p text:style-name="P5"><text:span text:style-name="T3"><text:s text:c="4"/></text:span><text:span text:style-name="T3">git push</text:span></text:p>
        </officeooo:annotation>
        <officeooo:annotation svg:x="13.838cm" svg:y="13.382cm">
          <dc:date>2017-03-04T22:12:36</dc:date>
          <text:p>Task:</text:p>
          <text:p>Purple_Feature branched from Devlelopment.</text:p>
          <text:p/>
          <text:p text:style-name="P8">Commands:</text:p>
          <text:p text:style-name="P8"><text:span text:style-name="T4"><text:s text:c="4"/></text:span><text:span text:style-name="T4">git checkout -b Purple_Feature Development</text:span></text:p>
          <text:p text:style-name="P9"><text:s text:c="4"/>git branch --edit-description <text:s/>Purple_Feature</text:p>
          <text:p text:style-name="P9"><text:s text:c="4"/>git push origin -u Purple_Featur</text:p>
        </officeooo:annotation>
        <officeooo:annotation svg:x="12.288cm" svg:y="17.783cm">
          <dc:date>2017-03-04T22:12:51</dc:date>
          <text:p>Task:</text:p>
          <text:p>Red_Feature Updated.</text:p>
          <text:p/>
          <text:p>Commands:</text:p>
          <text:p text:style-name="P6"><text:s text:c="3"/>git checkout Red_Feature </text:p>
          <text:p text:style-name="P6"><text:s text:c="3"/>mkdir Red_Feature</text:p>
          <text:p text:style-name="P6"><text:s text:c="4"/>vi Red_Feature/Section2_Step7.txt</text:p>
          <text:p text:style-name="P6"><text:s text:c="4"/>git add Red_Feature/Section2_Step7.txt</text:p>
          <text:p text:style-name="P6"><text:s text:c="4"/>git commit -m "Section 2 - Step 7: Creating Red_Feature/Section2_Step7.txt"</text:p>
          <text:p text:style-name="P6"><text:s text:c="4"/>git push</text:p>
        </officeooo:annotation>
        <officeooo:annotation svg:x="16.357cm" svg:y="11.753cm">
          <dc:date>2017-03-04T22:13:08</dc:date>
          <text:p>Task:</text:p>
          <text:p>Development Updated.</text:p>
          <text:p/>
          <text:p>Commands:</text:p>
          <text:p text:style-name="P5"><text:span text:style-name="T3"><text:s text:c="4"/></text:span><text:span text:style-name="T3">git checkout Development </text:span></text:p>
          <text:p text:style-name="P5"><text:span text:style-name="T3"><text:s text:c="4"/></text:span><text:span text:style-name="T3">vi Features/Extra_New_Dev.URL</text:span></text:p>
          <text:p text:style-name="P5"><text:span text:style-name="T3"><text:s text:c="4"/></text:span><text:span text:style-name="T3">git add Features/Extra_New_Dev.URL</text:span></text:p>
          <text:p text:style-name="P5"><text:span text:style-name="T3"><text:s text:c="4"/></text:span><text:span text:style-name="T3">git commit -m "Section 3 - Step 8: Creating Features/Extra_New_Dev.URL"</text:span></text:p>
          <text:p text:style-name="P5"><text:span text:style-name="T3"/></text:p>
          <text:p text:style-name="P5"><text:span text:style-name="T3"><text:s text:c="4"/></text:span><text:span text:style-name="T3">vi Features/New_Dev.URL</text:span></text:p>
          <text:p text:style-name="P5"><text:span text:style-name="T3"><text:s text:c="4"/></text:span><text:span text:style-name="T3">git commit -am "Section 3 - Step 8: Updating Features/New_Dev.URL"</text:span></text:p>
          <text:p text:style-name="P5"><text:span text:style-name="T3"><text:s text:c="4"/></text:span><text:span text:style-name="T3">git push</text:span></text:p>
        </officeooo:annotation>
        <officeooo:annotation svg:x="16.358cm" svg:y="14.755cm">
          <dc:date>2017-03-04T22:13:23</dc:date>
          <text:p>Task:</text:p>
          <text:p>Purple_Feature Updated.</text:p>
          <text:p/>
          <text:p>Commands:</text:p>
          <text:p text:style-name="P8"><text:span text:style-name="T5"><text:s text:c="4"/></text:span><text:span text:style-name="T5">git checkout Purple_Feature</text:span></text:p>
          <text:p text:style-name="P8"><text:span text:style-name="T5"><text:s text:c="4"/></text:span><text:span text:style-name="T5">mkdir Purple_Feature</text:span></text:p>
          <text:p text:style-name="P8"><text:span text:style-name="T5"><text:s text:c="4"/></text:span><text:span text:style-name="T5">vi Purple_Feature/Section3_Step9.txt</text:span></text:p>
          <text:p text:style-name="P8"><text:span text:style-name="T5"><text:s text:c="4"/></text:span><text:span text:style-name="T5">git add Purple_Feature/Section3_Step9.txt</text:span></text:p>
          <text:p text:style-name="P8"><text:span text:style-name="T5"><text:s text:c="4"/></text:span><text:span text:style-name="T5">git commit -m "Section 3 - Step 9: Creating Red_Feature/Section3_Step9.txt"</text:span></text:p>
          <text:p text:style-name="P8"><text:span text:style-name="T5"><text:s text:c="4"/></text:span><text:span text:style-name="T5">git push</text:span></text:p>
        </officeooo:annotation>
        <officeooo:annotation svg:x="16.282cm" svg:y="17.732cm">
          <dc:date>2017-03-04T22:13:34</dc:date>
          <text:p>Task:</text:p>
          <text:p>Red_Feature Updated.</text:p>
          <text:p/>
          <text:p>Commands:</text:p>
          <text:p text:style-name="P6"><text:span text:style-name="T6"><text:s text:c="4"/></text:span><text:span text:style-name="T6">git checkout Red_Feature</text:span></text:p>
          <text:p text:style-name="P6"><text:span text:style-name="T6"><text:s text:c="4"/></text:span><text:span text:style-name="T6">vi Red_Feature/Section3_Step10.sh</text:span></text:p>
          <text:p text:style-name="P6"><text:span text:style-name="T6"><text:s text:c="4"/></text:span><text:span text:style-name="T6">git add Red_Feature/Section3_Step10.sh</text:span></text:p>
          <text:p text:style-name="P6"><text:span text:style-name="T6"><text:s text:c="4"/></text:span><text:span text:style-name="T6">git commit -m "Section 3 - Step 10: Creating Red_Feature/Section3_Step10.sh"</text:span></text:p>
          <text:p text:style-name="P6"><text:span text:style-name="T6"><text:s text:c="4"/></text:span><text:span text:style-name="T6">git push</text:span></text:p>
        </officeooo:annotation>
        <officeooo:annotation svg:x="20.225cm" svg:y="11.752cm">
          <dc:date>2017-03-04T22:13:57</dc:date>
          <text:p>Task:</text:p>
          <text:p>Development Updated.</text:p>
          <text:p/>
          <text:p>Commands:</text:p>
          <text:p text:style-name="P5"><text:span text:style-name="T3"><text:s text:c="4"/></text:span><text:span text:style-name="T3">git checkout Development</text:span></text:p>
          <text:p text:style-name="P5"><text:span text:style-name="T3"><text:s text:c="4"/></text:span><text:span text:style-name="T3">vi Patches/Developmet_Patch_Section4-Step11.sh</text:span></text:p>
          <text:p text:style-name="P5"><text:span text:style-name="T3"><text:s text:c="4"/></text:span><text:span text:style-name="T3">git add Patches/Developmet_Patch_Section4-Step11.sh</text:span></text:p>
          <text:p text:style-name="P5"><text:span text:style-name="T3"><text:s text:c="4"/></text:span><text:span text:style-name="T3">git commit -m “Patches/Developmet_Patch_Section4-Step11.sh” </text:span></text:p>
        </officeooo:annotation>
        <officeooo:annotation svg:x="20.225cm" svg:y="13.102cm">
          <dc:date>2017-03-04T22:14:27</dc:date>
          <text:p>Task:</text:p>
          <text:p>Purple_Feature merged with Development.</text:p>
          <text:p/>
          <text:p>Commands:</text:p>
          <text:p text:style-name="P8"><text:span text:style-name="T5"><text:s text:c="4"/></text:span><text:span text:style-name="T5">git checkout Purple_Feature <text:s text:c="41"/># (from)</text:span></text:p>
          <text:p text:style-name="P8"><text:span text:style-name="T5"><text:s text:c="4"/></text:span><text:span text:style-name="T5">git pull</text:span></text:p>
          <text:p text:style-name="P8"><text:span text:style-name="T5"><text:s text:c="4"/></text:span><text:span text:style-name="T5">git checkout Development <text:s text:c="44"/># <text:s/>(into)</text:span></text:p>
          <text:p text:style-name="P8"><text:span text:style-name="T5"><text:s text:c="4"/></text:span><text:span text:style-name="T5">git pull</text:span></text:p>
          <text:p text:style-name="P8"><text:span text:style-name="T5"><text:s text:c="4"/></text:span><text:span text:style-name="T5">git log --oneline <text:s/>--graph <text:s/>--all</text:span></text:p>
          <text:p text:style-name="P8"><text:span text:style-name="T5"><text:s text:c="4"/></text:span><text:span text:style-name="T5">git diff Development <text:s/>Purple_Feature</text:span></text:p>
          <text:p text:style-name="P8"><text:span text:style-name="T5"><text:s text:c="4"/></text:span><text:span text:style-name="T5">git merge -m "Section 4 - Step 12: Merging Purple_Feature into the Development branch" Purple_Feature</text:span></text:p>
          <text:p text:style-name="P8"><text:span text:style-name="T5"><text:s text:c="4"/></text:span><text:span text:style-name="T5">git push</text:span></text:p>
          <text:p text:style-name="P10"><text:span text:style-name="T5"/></text:p>
          <text:p text:style-name="P8"><text:span text:style-name="T5"><text:s text:c="4"/></text:span><text:span text:style-name="T5">git branch -d Purple_Feature</text:span></text:p>
          <text:p text:style-name="P8"><text:span text:style-name="T5"><text:s text:c="4"/></text:span><text:span text:style-name="T5">git push origin --delete Purple_Feature</text:span></text:p>
        </officeooo:annotation>
        <officeooo:annotation svg:x="21.803cm" svg:y="10.278cm">
          <dc:date>2017-03-04T22:14:45</dc:date>
          <text:p>Task:</text:p>
          <text:p>Release branch created from Devlopment</text:p>
          <text:p>(After Purple_Feature merge).</text:p>
          <text:p/>
          <text:p>Commands:</text:p>
          <text:p text:style-name="P11"><text:span text:style-name="T7"><text:s text:c="4"/></text:span><text:span text:style-name="T7">git branch -v</text:span></text:p>
          <text:p text:style-name="P11"><text:span text:style-name="T7"><text:s text:c="4"/></text:span><text:span text:style-name="T7">git checkout Development</text:span></text:p>
          <text:p text:style-name="P11"><text:span text:style-name="T7"><text:s text:c="4"/></text:span><text:span text:style-name="T7">git pull</text:span></text:p>
          <text:p text:style-name="P11"><text:span text:style-name="T7"><text:s text:c="4"/></text:span><text:span text:style-name="T7">git checkout -b Release Development</text:span></text:p>
          <text:p text:style-name="P11"><text:span text:style-name="T7"><text:s text:c="4"/></text:span><text:span text:style-name="T7">git branch --edit-description <text:s/>Release</text:span></text:p>
          <text:p text:style-name="P11"><text:span text:style-name="T7"><text:s text:c="4"/></text:span><text:span text:style-name="T7">git push -u origin Release</text:span></text:p>
          <text:p text:style-name="P11"><text:span text:style-name="T7"><text:s text:c="4"/></text:span><text:span text:style-name="T7">git branch -v</text:span></text:p>
        </officeooo:annotation>
        <officeooo:annotation svg:x="20.2cm" svg:y="17.732cm">
          <dc:date>2017-03-04T22:14:57</dc:date>
          <text:p>Task:</text:p>
          <text:p>Red_Feature Updated.</text:p>
          <text:p/>
          <text:p>Commands:</text:p>
          <text:p text:style-name="P6"><text:span text:style-name="T6"><text:s text:c="4"/></text:span><text:span text:style-name="T6">git checkout Red_Feature</text:span></text:p>
          <text:p text:style-name="P6"><text:span text:style-name="T6"><text:s text:c="4"/></text:span><text:span text:style-name="T6">vi Red_Feature/Section4_Step14.sh</text:span></text:p>
          <text:p text:style-name="P6"><text:span text:style-name="T6"><text:s text:c="4"/></text:span><text:span text:style-name="T6">git add Red_Feature/Section4_Step14.sh</text:span></text:p>
          <text:p text:style-name="P6"><text:span text:style-name="T6"><text:s text:c="4"/></text:span><text:span text:style-name="T6">git commit -m "Section 4 - Step 14: Creating Red_Feature/Section4_Step14.sh"</text:span></text:p>
          <text:p text:style-name="P6"><text:span text:style-name="T6"><text:s text:c="4"/></text:span><text:span text:style-name="T6">git push</text:span></text:p>
        </officeooo:annotation>
        <officeooo:annotation svg:x="24.453cm" svg:y="9.052cm">
          <dc:date>2017-03-04T22:15:17</dc:date>
          <text:p>Task:</text:p>
          <text:p>Release updated.</text:p>
          <text:p/>
          <text:p>Commands:</text:p>
          <text:p text:style-name="P11"><text:s text:c="4"/>git checkout Release</text:p>
          <text:p text:style-name="P11"><text:s text:c="4"/>git pull</text:p>
          <text:p text:style-name="P11"><text:s text:c="4"/>mkdir Release</text:p>
          <text:p text:style-name="P11"><text:s text:c="4"/>vi Release/Release_Notes_Section5-Step15.txt</text:p>
          <text:p text:style-name="P11"><text:s text:c="4"/>git add Release/Release_Notes_Section5-Step15.txt</text:p>
          <text:p text:style-name="P11"><text:s text:c="4"/>git commit -m <text:s/>"Release Branch: Release/Release_Notes_Section5-Step15.txt"</text:p>
          <text:p text:style-name="P11"><text:s text:c="4"/>git push</text:p>
        </officeooo:annotation>
        <officeooo:annotation svg:x="25.762cm" svg:y="7.269cm">
          <dc:date>2017-03-04T22:15:32</dc:date>
          <text:p>Task:</text:p>
          <text:p>Release merged into Version 1.0.</text:p>
          <text:p/>
          <text:p>Commands:</text:p>
          <text:p text:style-name="P4"><text:s text:c="4"/>git checkout Release</text:p>
          <text:p text:style-name="P4"><text:s text:c="4"/>git pull</text:p>
          <text:p text:style-name="P4"><text:s text:c="4"/>git checkout Version_1.0</text:p>
          <text:p text:style-name="P4"><text:s text:c="4"/>git pull</text:p>
          <text:p text:style-name="P4"><text:s text:c="4"/>git log --oneline <text:s/>--graph <text:s/>--all</text:p>
          <text:p text:style-name="P4"><text:s text:c="4"/>git diff Version_1.0 <text:s/>Release</text:p>
          <text:p text:style-name="P4"><text:s text:c="4"/>git merge -m "Section 5 - Step 16: Merging Release into the Version 1.0 branch" Release</text:p>
          <text:p text:style-name="P4"><text:s text:c="4"/>git push</text:p>
        </officeooo:annotation>
        <officeooo:annotation svg:x="24.258cm" svg:y="11.726cm">
          <dc:date>2017-03-04T22:15:43</dc:date>
          <text:p>Task:</text:p>
          <text:p>Devlopment updated.</text:p>
          <text:p/>
          <text:p>Commands:</text:p>
          <text:p text:style-name="P5"><text:s text:c="4"/>git checkout Development </text:p>
          <text:p text:style-name="P5"><text:s text:c="4"/>vi Features/New_Dev.URL</text:p>
          <text:p text:style-name="P5"><text:s text:c="4"/>git commit -am "Development: Section 5 - Step 17: Updating Features/New_Dev.URL"</text:p>
          <text:p text:style-name="P5"><text:s text:c="4"/>git push</text:p>
        </officeooo:annotation>
        <officeooo:annotation svg:x="25.733cm" svg:y="10.11cm">
          <dc:date>2017-03-04T21:28:23</dc:date>
          <text:p>Task:</text:p>
          <text:p>Release merged into Devlopment.</text:p>
          <text:p/>
          <text:p>Commands:</text:p>
          <text:p text:style-name="P5"><text:s text:c="4"/>git checkout Release</text:p>
          <text:p text:style-name="P5"><text:s text:c="4"/>git pull</text:p>
          <text:p text:style-name="P5"><text:s text:c="4"/>git checkout Development</text:p>
          <text:p text:style-name="P5"><text:s text:c="4"/>git pull</text:p>
          <text:p text:style-name="P5"><text:s text:c="4"/>git log --oneline <text:s/>--graph <text:s/>--all</text:p>
          <text:p text:style-name="P5"><text:s text:c="4"/>git diff Development <text:s/>Release</text:p>
          <text:p text:style-name="P5"><text:s text:c="4"/>git merge -m "Section 5 - Step 18: Merging Release into the Development branch" Release</text:p>
          <text:p text:style-name="P5"><text:s text:c="4"/>git push</text:p>
        </officeooo:annotation>
        <officeooo:annotation svg:x="26.681cm" svg:y="5.737cm">
          <dc:date>2017-03-04T21:37:13</dc:date>
          <text:p>Task:</text:p>
          <text:p>Version 1.0 branched into Version 1.1</text:p>
          <text:p>Version 1.0 frozen</text:p>
          <text:p/>
          <text:p>Commands:</text:p>
          <text:p text:style-name="P4"><text:s text:c="4"/>git checkout Version_1.0</text:p>
          <text:p text:style-name="P4"><text:s text:c="4"/>git checkout -b Version_1.1 Version_1.0</text:p>
          <text:p text:style-name="P4"><text:s text:c="4"/>git branch --edit-description <text:s/>Version_1.1</text:p>
          <text:p text:style-name="P4"><text:s text:c="4"/>git push -u origin Version_1.1</text:p>
        </officeooo:annotation>
        <officeooo:annotation svg:x="27.21cm" svg:y="8.662cm">
          <dc:date>2017-03-04T21:47:46</dc:date>
          <text:p>Task:</text:p>
          <text:p>Release branch deleted.</text:p>
          <text:p/>
          <text:p>Commands:</text:p>
          <text:p text:style-name="P11"><text:s text:c="4"/>git branch -d Release</text:p>
          <text:p text:style-name="P11"><text:s text:c="4"/>git push origin --delete Release</text:p>
        </officeooo:annotation>
        <officeooo:annotation svg:x="26.652cm" svg:y="11.698cm">
          <dc:date>2017-03-04T21:57:04</dc:date>
          <text:p>Task:</text:p>
          <text:p>Development Updated.</text:p>
          <text:p/>
          <text:p>Commands:</text:p>
          <text:p text:style-name="P5"><text:s text:c="4"/>git checkout Development </text:p>
          <text:p text:style-name="P5"><text:s text:c="4"/>vi Features/v1.1_New_Dev.URL</text:p>
          <text:p text:style-name="P5"><text:s text:c="4"/>git add Features/v1.1_New_Dev.URL</text:p>
          <text:p text:style-name="P5"><text:s text:c="4"/>git commit -m "Development: Section 5 - Step 21: Updating Features/v1.1_New_Dev.URL"</text:p>
          <text:p text:style-name="P5"><text:s text:c="4"/>git push</text:p>
        </officeooo:annotati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fill-image draw:name="Marble" xlink:href="Pictures/100000000000005E0000005ECAB8111D544308DD.png" xlink:type="simple" xlink:show="embed" xlink:actuate="onLoad"/>
    <draw:marker draw:name="Arrow" svg:viewBox="0 0 20 30" svg:d="M10 0l-10 30h20z"/>
    <draw:marker draw:name="Dimension_20_Lines" draw:display-name="Dimension Lines" svg:viewBox="0 0 836 110" svg:d="M0 0h278 278 280v36 36 38h-278-278-280v-36-36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6666ff"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bitmap" draw:fill-image-name="Marble"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03T07:53:54.301752625</meta:creation-date>
    <dc:date>2017-03-04T22:15:59.389309450</dc:date>
    <meta:editing-duration>PT2H32M33S</meta:editing-duration>
    <meta:editing-cycles>29</meta:editing-cycles>
    <meta:generator>LibreOffice/5.1.6.2$Linux_X86_64 LibreOffice_project/10m0$Build-2</meta:generator>
    <meta:print-date>2017-03-04T15:50:26.549181897</meta:print-date>
    <meta:document-statistic meta:object-count="80"/>
  </office:meta>
</office:document-meta>
</file>